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c285"/>
    </style:style>
    <style:style style:name="P2" style:family="paragraph" style:parent-style-name="List_20_Paragraph">
      <style:paragraph-properties fo:margin-left="0in" fo:margin-right="0in" fo:text-indent="0in" style:auto-text-indent="false"/>
      <style:text-properties officeooo:rsid="0007c285" officeooo:paragraph-rsid="0007c285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size="12pt" officeooo:rsid="0007c285" officeooo:paragraph-rsid="0007c285" style:font-size-asian="12pt" style:font-size-complex="12pt"/>
    </style:style>
    <style:style style:name="P6" style:family="paragraph" style:parent-style-name="Standard">
      <style:text-properties fo:font-size="12pt" officeooo:rsid="0007c285" officeooo:paragraph-rsid="0007c285" style:font-size-asian="12pt" style:font-size-complex="12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2pt" officeooo:paragraph-rsid="0007c285" style:font-size-asian="12pt" style:font-size-complex="12pt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List_20_Paragraph" style:list-style-name="WWNum1"/>
    <style:style style:name="P10" style:family="paragraph" style:parent-style-name="List_20_Paragraph" style:list-style-name="WWNum1">
      <style:text-properties officeooo:paragraph-rsid="0007c285"/>
    </style:style>
    <style:style style:name="P11" style:family="paragraph" style:parent-style-name="List_20_Paragraph" style:list-style-name="WWNum2"/>
    <style:style style:name="P12" style:family="paragraph" style:parent-style-name="List_20_Paragraph" style:list-style-name="WWNum3"/>
    <style:style style:name="P13" style:family="paragraph" style:parent-style-name="List_20_Paragraph" style:list-style-name="WWNum1">
      <style:text-properties fo:color="#2a6099" loext:opacity="100%" officeooo:rsid="0007c285" officeooo:paragraph-rsid="0007c285"/>
    </style:style>
    <style:style style:name="P14" style:family="paragraph" style:parent-style-name="List_20_Paragraph" style:list-style-name="WWNum2">
      <style:text-properties fo:color="#2a6099" loext:opacity="100%" officeooo:rsid="0007c285" officeooo:paragraph-rsid="0007c285"/>
    </style:style>
    <style:style style:name="P15" style:family="paragraph" style:parent-style-name="List_20_Paragraph" style:list-style-name="WWNum2">
      <style:paragraph-properties fo:margin-left="0in" fo:margin-right="0in" fo:text-indent="0in" style:auto-text-indent="false"/>
      <style:text-properties fo:color="#2a6099" loext:opacity="100%" officeooo:rsid="0007c285" officeooo:paragraph-rsid="000e372a"/>
    </style:style>
    <style:style style:name="P16" style:family="paragraph" style:parent-style-name="List_20_Paragraph">
      <style:paragraph-properties fo:margin-left="0in" fo:margin-right="0in" fo:text-indent="0in" style:auto-text-indent="false"/>
      <style:text-properties fo:color="#2a6099" loext:opacity="100%" officeooo:rsid="0007c285" officeooo:paragraph-rsid="0007c285"/>
    </style:style>
    <style:style style:name="P17" style:family="paragraph" style:parent-style-name="List_20_Paragraph" style:list-style-name="WWNum5">
      <style:paragraph-properties fo:margin-left="0in" fo:margin-right="0in" fo:text-indent="0in" style:auto-text-indent="false"/>
      <style:text-properties fo:color="#2a6099" loext:opacity="100%" officeooo:rsid="0007c285" officeooo:paragraph-rsid="0007c285"/>
    </style:style>
    <style:style style:name="P18" style:family="paragraph" style:parent-style-name="List_20_Paragraph" style:list-style-name="WWNum5">
      <style:paragraph-properties fo:margin-left="0in" fo:margin-right="0in" fo:text-indent="0in" style:auto-text-indent="false"/>
      <style:text-properties fo:color="#2a6099" loext:opacity="100%" officeooo:rsid="0007c285" officeooo:paragraph-rsid="000ba985"/>
    </style:style>
    <style:style style:name="P19" style:family="paragraph" style:parent-style-name="List_20_Paragraph" style:list-style-name="WWNum5">
      <style:paragraph-properties fo:margin-left="0in" fo:margin-right="0in" fo:text-indent="0in" style:auto-text-indent="false"/>
      <style:text-properties fo:color="#2a6099" loext:opacity="100%" officeooo:rsid="0007c285" officeooo:paragraph-rsid="000e372a"/>
    </style:style>
    <style:style style:name="P20" style:family="paragraph" style:parent-style-name="List_20_Paragraph" style:list-style-name="WWNum5">
      <style:paragraph-properties fo:margin-left="0in" fo:margin-right="0in" fo:text-indent="0in" style:auto-text-indent="false"/>
      <style:text-properties fo:color="#2a6099" loext:opacity="100%" officeooo:rsid="0007c285" officeooo:paragraph-rsid="000e372a"/>
    </style:style>
    <style:style style:name="P21" style:family="paragraph" style:parent-style-name="List_20_Paragraph" style:list-style-name="WWNum6">
      <style:paragraph-properties fo:margin-left="0in" fo:margin-right="0in" fo:text-indent="0in" style:auto-text-indent="false"/>
      <style:text-properties fo:color="#2a6099" loext:opacity="100%" officeooo:rsid="0007c285" officeooo:paragraph-rsid="0007c285"/>
    </style:style>
    <style:style style:name="P22" style:family="paragraph" style:parent-style-name="List_20_Paragraph" style:list-style-name="WWNum6">
      <style:paragraph-properties fo:margin-left="0in" fo:margin-right="0in" fo:text-indent="0in" style:auto-text-indent="false"/>
      <style:text-properties fo:color="#2a6099" loext:opacity="100%" officeooo:rsid="0007c285" officeooo:paragraph-rsid="000e372a"/>
    </style:style>
    <style:style style:name="P23" style:family="paragraph" style:parent-style-name="List_20_Paragraph">
      <style:paragraph-properties fo:margin-left="0in" fo:margin-right="0in" fo:text-indent="0in" style:auto-text-indent="false"/>
      <style:text-properties fo:color="#2a6099" loext:opacity="100%" officeooo:paragraph-rsid="0007c285"/>
    </style:style>
    <style:style style:name="P24" style:family="paragraph" style:parent-style-name="List_20_Paragraph" style:list-style-name="WWNum2">
      <style:text-properties fo:color="#2a6099" loext:opacity="100%"/>
    </style:style>
    <style:style style:name="P25" style:family="paragraph" style:parent-style-name="List_20_Paragraph" style:list-style-name="WWNum4">
      <style:text-properties fo:color="#2a6099" loext:opacity="100%"/>
    </style:style>
    <style:style style:name="P26" style:family="paragraph" style:parent-style-name="List_20_Paragraph" style:list-style-name="WWNum4">
      <style:text-properties fo:color="#2a6099" loext:opacity="100%" officeooo:paragraph-rsid="000ba985"/>
    </style:style>
    <style:style style:name="P27" style:family="paragraph" style:parent-style-name="List_20_Paragraph">
      <style:paragraph-properties fo:margin-left="0in" fo:margin-right="0in" fo:text-indent="0in" style:auto-text-indent="false"/>
      <style:text-properties fo:color="#2a6099" loext:opacity="100%" officeooo:rsid="000ba985" officeooo:paragraph-rsid="000ba985"/>
    </style:style>
    <style:style style:name="P28" style:family="paragraph" style:parent-style-name="List_20_Paragraph" style:list-style-name="WWNum5">
      <style:paragraph-properties fo:margin-left="0in" fo:margin-right="0in" fo:text-indent="0in" style:auto-text-indent="false"/>
      <style:text-properties fo:color="#2a6099" loext:opacity="100%" officeooo:paragraph-rsid="000ba985"/>
    </style:style>
    <style:style style:name="P29" style:family="paragraph" style:parent-style-name="List_20_Paragraph" style:list-style-name="WWNum5">
      <style:text-properties fo:color="#2a6099" loext:opacity="100%" officeooo:paragraph-rsid="000ba985"/>
    </style:style>
    <style:style style:name="P30" style:family="paragraph" style:parent-style-name="List_20_Paragraph" style:list-style-name="WWNum6">
      <style:paragraph-properties fo:margin-left="0in" fo:margin-right="0in" fo:text-indent="0in" style:auto-text-indent="false"/>
      <style:text-properties fo:color="#2a6099" loext:opacity="100%"/>
    </style:style>
    <style:style style:name="P31" style:family="paragraph" style:parent-style-name="Standard">
      <style:text-properties officeooo:paragraph-rsid="0007c285"/>
    </style:style>
    <style:style style:name="P32" style:family="paragraph" style:parent-style-name="Standard">
      <style:text-properties officeooo:rsid="0007c285" officeooo:paragraph-rsid="0007c285"/>
    </style:style>
    <style:style style:name="P33" style:family="paragraph" style:parent-style-name="Standard">
      <style:paragraph-properties fo:margin-left="0in" fo:margin-right="0in" fo:text-indent="0in" style:auto-text-indent="false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size="12pt" officeooo:rsid="0007c285" officeooo:paragraph-rsid="0007c285" style:font-size-asian="12pt" style:font-size-complex="12pt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color="#2a6099" loext:opacity="100%" fo:font-size="12pt" officeooo:rsid="0007c285" officeooo:paragraph-rsid="0007c285" style:font-size-asian="12pt" style:font-size-complex="12pt"/>
    </style:style>
    <style:style style:name="P36" style:family="paragraph" style:parent-style-name="Standard">
      <style:text-properties fo:color="#2a6099" loext:opacity="100%" fo:font-size="12pt" officeooo:rsid="0007c285" officeooo:paragraph-rsid="0007c285" style:font-size-asian="12pt" style:font-size-complex="12pt"/>
    </style:style>
    <style:style style:name="P37" style:family="paragraph" style:parent-style-name="Standard">
      <style:text-properties fo:color="#2a6099" loext:opacity="100%" fo:font-size="12pt" style:font-size-asian="12pt" style:font-size-complex="12pt"/>
    </style:style>
    <style:style style:name="P38" style:family="paragraph" style:parent-style-name="Standard">
      <style:text-properties fo:color="#2a6099" loext:opacity="100%" fo:font-size="12pt" officeooo:rsid="000e372a" officeooo:paragraph-rsid="000e372a" style:font-size-asian="12pt" style:font-size-complex="12pt"/>
    </style:style>
    <style:style style:name="P39" style:family="paragraph" style:parent-style-name="Standard">
      <style:text-properties fo:color="#2a6099" loext:opacity="100%" officeooo:rsid="0007c285" officeooo:paragraph-rsid="0007c285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color="#2a6099" loext:opacity="100%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7c285" style:font-size-asian="12pt" style:font-size-complex="12pt"/>
    </style:style>
    <style:style style:name="T3" style:family="text">
      <style:text-properties fo:font-size="12pt" officeooo:rsid="000940b6" style:font-size-asian="12pt" style:font-size-complex="12pt"/>
    </style:style>
    <style:style style:name="T4" style:family="text">
      <style:text-properties fo:font-size="12pt" officeooo:rsid="000ba985" style:font-size-asian="12pt" style:font-size-complex="12pt"/>
    </style:style>
    <style:style style:name="T5" style:family="text">
      <style:text-properties fo:font-size="12pt" officeooo:rsid="000e372a" style:font-size-asian="12pt" style:font-size-complex="12pt"/>
    </style:style>
    <style:style style:name="T6" style:family="text">
      <style:text-properties officeooo:rsid="0007c285"/>
    </style:style>
    <style:style style:name="T7" style:family="text">
      <style:text-properties fo:color="#2a6099" loext:opacity="100%"/>
    </style:style>
    <style:style style:name="T8" style:family="text">
      <style:text-properties fo:color="#2a6099" loext:opacity="100%" fo:font-size="12pt" style:font-size-asian="12pt" style:font-size-complex="12pt"/>
    </style:style>
    <style:style style:name="T9" style:family="text">
      <style:text-properties officeooo:rsid="000e37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urvey</text:span><text:span text:style-name="T1"/></text:p>
      <text:p text:style-name="P1"/>
      <text:p text:style-name="P32"><text:span text:style-name="T1">Βασική ροή</text:span><text:span text:style-name="T1"/></text:p>
      <text:list text:style-name="WWNum1">
        <text:list-item>
          <text:p text:style-name="P9"><text:span text:style-name="T1">Μετά την επιτυχή ολοκλήρωση της διαδικασίας της εγγραφής, το σύστημα κατευθύνει τον χρήστη στην συμπλήρωση ενός ερωτηματολογίου.</text:span><text:span text:style-name="T1"/></text:p>
        </text:list-item>
        <text:list-item>
          <text:p text:style-name="P9"><text:span text:style-name="T2">Το σύστημα εμφανίζει οθόνη “Survey” με 5 ερωτήσεις</text:span><text:span text:style-name="T1">.</text:span><text:span text:style-name="T1"/></text:p>
        </text:list-item>
        <text:list-item>
          <text:p text:style-name="P9"><text:span text:style-name="T1">Ο χρήστης </text:span><text:span text:style-name="T2">αν θελήσει</text:span><text:span text:style-name="T1"> επιλέγει κάθε ερώτηση ξεχωριστά.</text:span><text:span text:style-name="T1"/></text:p>
        </text:list-item>
        <text:list-item>
          <text:p text:style-name="P9"><text:span text:style-name="T1">Ο χρήστης πατά κάθε ερώτηση, επεκτείνεται το πλαίσιο και εμφανίζονται απαντήσεις.</text:span><text:span text:style-name="T1"/></text:p>
        </text:list-item>
        <text:list-item>
          <text:p text:style-name="P9"><text:span text:style-name="T1">Ο χρήστης επιλέγει την απάντηση σε κάθε ερώτηση.</text:span><text:span text:style-name="T1"/></text:p>
        </text:list-item>
        <text:list-item>
          <text:p text:style-name="P9"><text:span text:style-name="T1">Όταν γίνεται επιλογή μια ερώτησης το σύστημα επιστρέφει μια ένδειξη επιτυχίας δεξιά στην ερώτηση (μπλε κύκλος).</text:span><text:span text:style-name="T1"/></text:p>
        </text:list-item>
        <text:list-item>
          <text:p text:style-name="P9"><text:span text:style-name="T1">Ο χρήστης πατάει next και κατευθύνεται σε άλλη οθόνη.</text:span><text:span text:style-name="T1"/></text:p>
        </text:list-item>
        <text:list-item>
          <text:p text:style-name="P10"><text:span text:style-name="T1">Το σύστημα λαμβάνει τις απαντήσεις του χρήστη και τις αποθηκεύει.</text:span><text:span text:style-name="T1"/></text:p>
        </text:list-item>
        <text:list-item>
          <text:p text:style-name="P10"><text:span text:style-name="T1">Ύστερα κατηγοριοποιεί τον χρήστη και τον βάζει σε ένα γκρουπ ανάλογα τις επιλογές του.</text:span><text:span text:style-name="T1"/></text:p>
        </text:list-item>
        <text:list-item>
          <text:p text:style-name="P13"><text:span text:style-name="T1">Το σύστημα προτείνει χρήστες.</text:span></text:p>
        </text:list-item>
        <text:list-item>
          <text:p text:style-name="P13"><text:span text:style-name="T1">Ο χρήστης επιλέγει από τους προτεινόμενους χρήστες.</text:span></text:p>
        </text:list-item>
        <text:list-item>
          <text:p text:style-name="P13"><text:span text:style-name="T1">Το σύστημα καταχωρεί την σύνδεση μεταξύ χρηστών.</text:span></text:p>
        </text:list-item>
        <text:list-item>
          <text:p text:style-name="P13"><text:span text:style-name="T1">Το σύστημα κατευθύνει τον χρήστη στην οθόνη “Feed”</text:span></text:p>
        </text:list-item>
      </text:list>
      <text:p text:style-name="P23"/>
      <text:p text:style-name="P3"/>
      <text:p text:style-name="P8"><text:span text:style-name="T1">Εναλλακτική ροή 1</text:span><text:span text:style-name="T1"/></text:p>
      <text:list xml:id="list471568754" text:style-name="WWNum2">
        <text:list-header>
          <text:p text:style-name="P11"><text:span text:style-name="T2">3.α.1 <text:s/></text:span><text:span text:style-name="T1">Ο χρήστης πάτησε skip, επομένως δεν απάντησε το ερωτηματολόγιο.</text:span><text:span text:style-name="T1"/></text:p>
          <text:p text:style-name="P24"><text:span text:style-name="T2">3.α.2 <text:s/></text:span><text:span text:style-name="T1">Το σύστημα </text:span><text:span text:style-name="T2">επιλέγει δημοφιλείς χρήστες.</text:span></text:p>
          <text:p text:style-name="P14"><text:span text:style-name="T1">3.α.3 <text:s/>Η περίπτωση χρήσης συνεχίζει από το βήμα 10 της βασικής ροής</text:span></text:p>
        </text:list-header>
      </text:list>
      <text:p text:style-name="P4"/>
      <text:p text:style-name="P35">Εναλλακτική ροή 2</text:p>
      <text:p text:style-name="P35"><text:tab/>11.α.1 Ο χρήστης επέλεξε να παραβλέψει την επιλογή χρηστών.</text:p>
      <text:p text:style-name="P35"><text:tab/>11.α.2 Το σύστημα τον κατευθύνει στην οθόνη “Feed”</text:p>
      <text:p text:style-name="P5"/>
      <text:p text:style-name="P5"/>
      <text:p text:style-name="P5"/>
      <text:p text:style-name="P5"/>
      <text:p text:style-name="P8"><text:soft-page-break/></text:p>
      <text:p text:style-name="P8"/>
      <text:p text:style-name="P8"/>
      <text:p text:style-name="P8"/>
      <text:p text:style-name="P8"><text:span text:style-name="T1">Commercial User </text:span><text:span text:style-name="T1"/></text:p>
      <text:p text:style-name="P7"/>
      <text:p text:style-name="P35">User Statistics</text:p>
      <text:p text:style-name="P5">Βασική ροή<text:span text:style-name="T1"/></text:p>
      <text:list text:style-name="WWNum3">
        <text:list-item>
          <text:p text:style-name="P12"><text:span text:style-name="T8">Ο commercial χρήστης πατάει την κατάλληλη ένδειξη για προβολή των στατιστικών του.</text:span></text:p>
        </text:list-item>
        <text:list-item>
          <text:p text:style-name="P12"><text:span text:style-name="T1">Το σύστημα αντλεί δεδομένα για τον συγκεκριμένο χρήστη .</text:span><text:span text:style-name="T1"/></text:p>
        </text:list-item>
        <text:list-item>
          <text:p text:style-name="P12"><text:span text:style-name="T1">Το σύστημα επεξεργάζεται τα δεδομένα που έλαβε από την βάση δεδομένων.</text:span><text:span text:style-name="T1"/></text:p>
        </text:list-item>
        <text:list-item>
          <text:p text:style-name="P12"><text:span text:style-name="T1">Στην οθόνη του εμφανίζονται διαγράμματα επισκεψιμότητας (προφίλ, link σελίδας κτλπ.), απήχησης αναρτήσεων </text:span><text:span text:style-name="T2">για διάστημα μια εβδομάδας</text:span><text:span text:style-name="T1">.</text:span><text:span text:style-name="T1"/></text:p>
        </text:list-item>
        <text:list-item>
          <text:p text:style-name="P12"><text:span text:style-name="T1">Ο commercial χρήστης επιλέγει το διάστημα των ημερομηνιών που θέλει, σε ένα διάγραμμα.</text:span><text:span text:style-name="T1"/></text:p>
        </text:list-item>
        <text:list-item>
          <text:p text:style-name="P12"><text:span text:style-name="T1">Το σύστημα επιστρέφει (ανάλογα με το διάγραμμα που επέλεξε) τα στατιστικά βάση του διαστήματος ημερομηνιών.</text:span><text:span text:style-name="T1"/></text:p>
        </text:list-item>
      </text:list>
      <text:p text:style-name="P2"/>
      <text:p text:style-name="P16">Εναλλακτική ροή 1</text:p>
      <text:p text:style-name="P37"><text:span text:style-name="T9">3</text:span><text:span text:style-name="T6">.α.1 Το εταιρικό προφίλ είναι καινούργιο, επομένως το σύστημα <text:s/>δεν <text:s text:c="13"/>φέρει δεδομένα για το προφίλ.</text:span></text:p>
      <text:p text:style-name="P37"><text:span text:style-name="T9">3</text:span><text:span text:style-name="T6">.α.2 Το σύστημα επιστρέφει ένδειξη μη επαρκών δεδομένων.</text:span></text:p>
      <text:list xml:id="list155331647070609" text:continue-list="list471568754" text:style-name="WWNum2">
        <text:list-header>
          <text:p text:style-name="P15"><text:span text:style-name="T9">3</text:span>.α.3 <text:s/>Η περίπτωση χρήσης συνεχίζει από το βήμα <text:span text:style-name="T9">4</text:span> της βασικής ροής.</text:p>
        </text:list-header>
      </text:list>
      <text:p text:style-name="P36">Εναλλακτική ροή 2</text:p>
      <text:p text:style-name="P36"><text:span text:style-name="T9">5</text:span>.α.1 Το εταιρικό προφίλ δεν φέρει δεδομένα για αυτό το διάστημα, άρα το σύστημα στέλνει ένδειξη μη επαρκών δεδομένων.</text:p>
      <text:p text:style-name="P36"><text:span text:style-name="T9">5</text:span>.<text:span text:style-name="T9">α</text:span>.<text:span text:style-name="T9">2</text:span> Ειδάλλως το σύστημα επιστρέφει δεδομένα για το υποδιάστημα που υπάρχουν και αφήνει το υπόλοιπο γράφημα κενό.</text:p>
      <text:p text:style-name="P38">5.α.3 <text:span text:style-name="T6">Η περίπτωση χρήσης συνεχίζει από το βήμα </text:span>6<text:span text:style-name="T6"> της βασικής ροής.</text:span></text:p>
      <text:p text:style-name="P36"/>
      <text:p text:style-name="P6"/>
      <text:p text:style-name="P6"/>
      <text:p text:style-name="P6"/>
      <text:p text:style-name="P6"><text:soft-page-break/></text:p>
      <text:p text:style-name="P6"/>
      <text:p text:style-name="P36">Commercial User Profile</text:p>
      <text:p text:style-name="P39"><text:span text:style-name="T1">Βασική ροή</text:span></text:p>
      <text:list text:style-name="WWNum4">
        <text:list-item>
          <text:p text:style-name="P25"><text:span text:style-name="T1">Ο χρήστης πατάει το κουμπί </text:span><text:span text:style-name="T5">ρυθμίσεις </text:span><text:span text:style-name="T1">εμπορικό προφίλ.</text:span></text:p>
        </text:list-item>
        <text:list-item>
          <text:p text:style-name="P25"><text:span text:style-name="T1">Το σύστημα επιστρέφει τις κατάλληλες πληροφορίες για το εμπορικό προφίλ </text:span><text:span text:style-name="T2">(πληροφορίες προφίλ, διαφημίσεις, συνεργασίες)</text:span><text:span text:style-name="T1">.</text:span></text:p>
        </text:list-item>
        <text:list-item>
          <text:p text:style-name="P26"><text:span text:style-name="T2">Με το πάτημα του κατάλληλου κουμπιού επιλέγει την διαχείριση του προφίλ.</text:span></text:p>
        </text:list-item>
        <text:list-item>
          <text:p text:style-name="P26"><text:span text:style-name="T2"><text:s/></text:span><text:span text:style-name="T1">Ο χρήστης επιλέγει να </text:span><text:span text:style-name="T2">διαχειριστεί τις διαφημίσεις</text:span><text:span text:style-name="T1">.</text:span></text:p>
        </text:list-item>
        <text:list-item>
          <text:p text:style-name="P26"><text:span text:style-name="T2">Το σύστημα επιστρέφει όλες τις διαφημίσεις που έχουν</text:span><text:span text:style-name="T4"> </text:span><text:span text:style-name="T2">αναρτηθεί από τον χρήστη</text:span><text:span text:style-name="T1">.</text:span></text:p>
        </text:list-item>
        <text:list-item>
          <text:p text:style-name="P26"><text:span text:style-name="T2"><text:s/>Ο χρήστης επιλέγει την προσθήκη διαφήμισης.</text:span></text:p>
        </text:list-item>
        <text:list-item>
          <text:p text:style-name="P26"><text:span text:style-name="T2">Ο χρήστης αναρτά </text:span><text:span text:style-name="T5">το περιεχόμενο του</text:span><text:span text:style-name="T2">.</text:span></text:p>
        </text:list-item>
        <text:list-item>
          <text:p text:style-name="P26"><text:span text:style-name="T2">Το σύστημα καταχωρεί την διαφήμιση.</text:span></text:p>
        </text:list-item>
      </text:list>
      <text:p text:style-name="P23"/>
      <text:p text:style-name="P23"/>
      <text:p text:style-name="P27"/>
      <text:list xml:id="list968741065" text:style-name="WWNum5">
        <text:list-item>
          <text:list>
            <text:list-item>
              <text:list>
                <text:list-item>
                  <text:list>
                    <text:list-header>
                      <text:p text:style-name="P17"><text:span text:style-name="T1">Ενα</text:span><text:span text:style-name="T4">λλακτική ροή 1 </text:span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8"><text:span text:style-name="T1"><text:s text:c="4"/></text:span><text:span text:style-name="T4">3.α.1 <text:s/></text:span><text:span text:style-name="T1">Το σύστημα μεταφέρει τον χρήστη στην οθόνη διαχείρισης <text:s text:c="13"/><text:tab/> <text:s text:c="4"/>εταιρικού προφίλ.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  <text:p text:style-name="P18"><text:span text:style-name="T1"><text:s text:c="4"/></text:span><text:span text:style-name="T4">3.α.2 <text:s/></text:span><text:span text:style-name="T1">Ο χρήστης έχει την δυνατότητα να αλλάξει επωνυμία, url, <text:s text:c="12"/><text:tab/> <text:s text:c="4"/>εικονίδιο, bio.</text:span></text:p>
          <text:list text:continue-numbering="true">
            <text:list-header>
              <text:p text:style-name="P28"><text:span text:style-name="T4"><text:s text:c="4"/>3.α.3 <text:s/>Το σύστημα λαμβάνει τις πιθανές αλλαγές και τις καταχωρεί.</text:span></text:p>
            </text:list-header>
          </text:list>
          <text:p text:style-name="P19"><text:span text:style-name="T4"><text:s text:c="4"/>3.α.</text:span><text:span text:style-name="T5">4</text:span><text:span text:style-name="T4"> <text:s/>Η περίπτωση χρήσης συνεχίζει από το βήμα </text:span><text:span text:style-name="T5">2</text:span><text:span text:style-name="T4"> της βασικής ροής.</text:span></text:p>
          <text:p text:style-name="P29"/>
        </text:list-item>
      </text:list>
      <text:p text:style-name="P40"><text:span text:style-name="T1">Εναλλακτική ροή </text:span><text:span text:style-name="T2">2</text:span></text:p>
      <text:list text:style-name="WWNum6">
        <text:list-header>
          <text:p text:style-name="P30"><text:span text:style-name="T2"><text:s text:c="4"/>3.</text:span><text:span text:style-name="T5">β</text:span><text:span text:style-name="T2">.1 </text:span><text:span text:style-name="T1">Ο χρήστης πατάει το κουμπί εμφάνιση συνεργατών- προωθητών <text:s text:c="6"/>προϊόντων.</text:span></text:p>
          <text:p text:style-name="P30"><text:span text:style-name="T2"><text:s text:c="4"/>3.</text:span><text:span text:style-name="T5">β</text:span><text:span text:style-name="T2">.2 </text:span><text:span text:style-name="T1">Το σύστημα επιστρέφει του χρήστες και τα συμβόλαια που έχουν υπογράψει.</text:span></text:p>
          <text:p text:style-name="P30"><text:span text:style-name="T2"><text:s text:c="4"/>3.</text:span><text:span text:style-name="T5">β</text:span><text:span text:style-name="T2">.3 </text:span><text:span text:style-name="T1">Ο χρήστης έχει τρεις επιλογές (ανανέωση, δημιουργία, διαγραφή συμβολαίου).</text:span></text:p>
          <text:p text:style-name="P21"><text:span text:style-name="T1"><text:s text:c="4"/>3.</text:span><text:span text:style-name="T5">β</text:span><text:span text:style-name="T1">.4 Το σύστημα λαμβάνει τις αλλαγές και τις αποθηκεύει.</text:span></text:p>
          <text:p text:style-name="P22"><text:span text:style-name="T4"><text:s text:c="4"/>3.</text:span><text:span text:style-name="T5">β</text:span><text:span text:style-name="T4">.</text:span><text:span text:style-name="T5">5</text:span><text:span text:style-name="T4"> <text:s/>Η περίπτωση χρήσης συνεχίζει από το βήμα </text:span><text:span text:style-name="T5">2</text:span><text:span text:style-name="T4"> της βασικής ροής.</text:span></text:p>
        </text:list-header>
      </text:list>
      <text:p text:style-name="P16"/>
      <text:p text:style-name="P27"><text:span text:style-name="T1">Εναλλακτική ροή 3</text:span></text:p>
      <text:p text:style-name="P27"/>
      <text:list xml:id="list155329867876839" text:continue-list="list968741065" text:style-name="WWNum5">
        <text:list-item>
          <text:list>
            <text:list-item>
              <text:list>
                <text:list-item>
                  <text:list>
                    <text:list-header>
                      <text:p text:style-name="P28"><text:span text:style-name="T2"><text:s text:c="5"/></text:span><text:span text:style-name="T4">6.α.1</text:span><text:span text:style-name="T2"> Ο χρήστης επιλέγει να διαγράψει διαφημίσεις.</text:span></text:p>
                      <text:p text:style-name="P18"><text:span text:style-name="T1"><text:s text:c="5"/></text:span><text:span text:style-name="T4">6.α.2</text:span><text:span text:style-name="T1"> Ο χρήστης επιλέγει όσες διαφημίσεις θέλει για διαγραφεί.</text:span></text:p>
                    </text:list-header>
                  </text:list>
                  <text:p text:style-name="P18"><text:span text:style-name="T1"><text:s text:c="5"/></text:span><text:span text:style-name="T4">6.α.3</text:span><text:span text:style-name="T1"> Το σύστημα λαμβάνει το </text:span><text:span text:style-name="T3">αίτη</text:span><text:span text:style-name="T1">μα και τις διαγράφει.</text:span></text:p>
                  <text:p text:style-name="P19"><text:span text:style-name="T1"><text:s text:c="4"/></text:span><text:span text:style-name="T4"><text:s/></text:span><text:span text:style-name="T5">6</text:span><text:span text:style-name="T4">.α.</text:span><text:span text:style-name="T5">4</text:span><text:span text:style-name="T4"> Η περίπτωση χρήσης συνεχίζει από το βήμα </text:span><text:span text:style-name="T5">4</text:span><text:span text:style-name="T4"> της βασικής ροής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l" fo:country="G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l" fo:country="G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19:05:33.396592400</meta:creation-date>
    <dc:date>2023-04-25T15:52:39.401379346</dc:date>
    <meta:initial-creator>ΚΥΡΙΑΚΟΠΟΥΛΟΣ ΙΩΑΝΝΗΣ</meta:initial-creator>
    <meta:generator>LibreOffice/7.4.6.2$Linux_X86_64 LibreOffice_project/40$Build-2</meta:generator>
    <meta:editing-duration>P1DT4H28M29S</meta:editing-duration>
    <meta:editing-cycles>5</meta:editing-cycles>
    <meta:document-statistic meta:table-count="0" meta:image-count="0" meta:object-count="0" meta:page-count="3" meta:paragraph-count="65" meta:word-count="597" meta:character-count="3946" meta:non-whitespace-character-count="3313"/>
    <meta:user-defined meta:name="AppVersion">16.0000</meta:user-defined>
    <meta:template xlink:type="simple" xlink:actuate="onRequest" xlink:title="Normal.dotm" xlink:href=""/>
  </office:meta>
</office:document-meta>
</file>